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8000003BC9091D25911592A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fbc9" officeooo:paragraph-rsid="0020fbc9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860" officeooo:paragraph-rsid="001fafba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22b4d5" officeooo:paragraph-rsid="0022b4d5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fbc9" officeooo:paragraph-rsid="0020fbc9" style:font-name-asian="Liberation Mono" style:font-size-asian="24pt" style:font-name-complex="Liberation Mono" style:font-size-complex="24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20fbc9" style:font-size-asian="36pt" style:font-size-complex="3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Elvis Costello</text:span><text:span text:style-name="T1"> – </text:span><text:span text:style-name="T2">What's So Funny</text:span></text:p>
      <text:p text:style-name="P6">Original key: G <text:s text:c="3"/>Us: same</text:p>
      <text:p text:style-name="P2"/>
      <text:p text:style-name="P2"><draw:frame draw:style-name="fr1" draw:name="Image1" text:anchor-type="char" svg:width="6.9252in" svg:height="6.0402in" draw:z-index="0"><draw:image xlink:href="Pictures/1000020100000448000003BC9091D25911592A47.png" xlink:type="simple" xlink:show="embed" xlink:actuate="onLoad" draw:mime-type="image/png"/></draw:frame></text:p>
      <text:p text:style-name="P3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2-10T21:58:58.764006950</dc:date>
    <meta:editing-duration>PT1H40M40S</meta:editing-duration>
    <meta:editing-cycles>21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2" meta:word-count="10" meta:character-count="59" meta:non-whitespace-character-count="47"/>
  </office:meta>
</office:document-meta>
</file>